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.72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default-cell-style-name="ce27"/>
        <table:table-column table:style-name="co5" table:number-columns-repeated="7" table:default-cell-style-name="ce27"/>
        <table:table-column table:style-name="co6" table:default-cell-style-name="ce27"/>
        <table:table-column table:style-name="co3" table:default-cell-style-name="ce27"/>
        <table:table-column table:style-name="co7" table:number-columns-repeated="244" table:default-cell-style-name="ce2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5-7 國內能源消費（按產品區分）</text:p>
          </table:table-cell>
          <table:covered-table-cell table:number-columns-repeated="10" table:style-name="ce9"/>
          <table:table-cell table:style-name="ce37" table:number-columns-repeated="1013"/>
        </table:table-row>
        <table:table-row table:style-name="ro2">
          <table:table-cell table:number-columns-repeated="2"/>
          <table:table-cell table:style-name="ce16"/>
          <table:table-cell table:style-name="ce21"/>
          <table:table-cell table:style-name="ce28"/>
          <table:table-cell table:style-name="ce32" table:number-columns-repeated="4"/>
          <table:table-cell table:style-name="ce33" office:value-type="string" calcext:value-type="string" table:number-columns-spanned="2" table:number-rows-spanned="1">
            <text:p>單位：公秉油當量</text:p>
          </table:table-cell>
          <table:covered-table-cell table:style-name="ce33"/>
          <table:table-cell table:style-name="ce38" table:number-columns-repeated="1013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　　　月</text:p>
          </table:table-cell>
          <table:covered-table-cell table:number-columns-repeated="2" table:style-name="ce10"/>
          <table:table-cell table:style-name="ce22" office:value-type="string" calcext:value-type="string">
            <text:p>合計</text:p>
          </table:table-cell>
          <table:table-cell table:style-name="ce22" office:value-type="string" calcext:value-type="string">
            <text:p>煤及煤產品</text:p>
          </table:table-cell>
          <table:table-cell table:style-name="ce22" office:value-type="string" calcext:value-type="string">
            <text:p>石油產品</text:p>
          </table:table-cell>
          <table:table-cell table:style-name="ce22" office:value-type="string" calcext:value-type="string">
            <text:p>天然氣</text:p>
          </table:table-cell>
          <table:table-cell table:style-name="ce22" office:value-type="string" calcext:value-type="string">
            <text:p>生質能及廢棄物</text:p>
          </table:table-cell>
          <table:table-cell table:style-name="ce22" office:value-type="string" calcext:value-type="string">
            <text:p>電力</text:p>
          </table:table-cell>
          <table:table-cell table:style-name="ce22" office:value-type="string" calcext:value-type="string">
            <text:p>太陽熱能*</text:p>
          </table:table-cell>
          <table:table-cell table:style-name="ce22" office:value-type="string" calcext:value-type="string">
            <text:p>熱能</text:p>
          </table:table-cell>
          <table:table-cell table:style-name="ce38" table:number-columns-repeated="1013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1"/>
          <table:table-cell table:style-name="ce17"/>
          <table:table-cell table:style-name="ce23" office:value-type="float" office:value="68521058.9175392" calcext:value-type="float">
            <text:p><text:s/>68,521,059 <text:s/></text:p>
          </table:table-cell>
          <table:table-cell table:style-name="ce29" office:value-type="float" office:value="7236898.10768952" calcext:value-type="float">
            <text:p><text:s/>7,236,898 <text:s/></text:p>
          </table:table-cell>
          <table:table-cell table:style-name="ce29" office:value-type="float" office:value="40202105.3819988" calcext:value-type="float">
            <text:p><text:s/>40,202,105 <text:s/></text:p>
          </table:table-cell>
          <table:table-cell table:style-name="ce29" office:value-type="float" office:value="2381081.53319952" calcext:value-type="float">
            <text:p><text:s/>2,381,082 <text:s/></text:p>
          </table:table-cell>
          <table:table-cell table:style-name="ce29" office:value-type="float" office:value="408236.152132029" calcext:value-type="float">
            <text:p><text:s/>408,236 <text:s/></text:p>
          </table:table-cell>
          <table:table-cell table:style-name="ce29" office:value-type="float" office:value="18180180.4638526" calcext:value-type="float">
            <text:p><text:s/>18,180,180 <text:s/></text:p>
          </table:table-cell>
          <table:table-cell table:style-name="ce29" office:value-type="float" office:value="84324" calcext:value-type="float">
            <text:p><text:s/>84,324 <text:s/></text:p>
          </table:table-cell>
          <table:table-cell table:style-name="ce34" office:value-type="float" office:value="28233.2786666667" calcext:value-type="float">
            <text:p><text:s/>28,233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2"/>
          <table:table-cell table:style-name="ce18"/>
          <table:table-cell table:style-name="ce24" office:value-type="float" office:value="72246199.8963865" calcext:value-type="float">
            <text:p><text:s/>72,246,200 <text:s/></text:p>
          </table:table-cell>
          <table:table-cell table:style-name="ce30" office:value-type="float" office:value="7270176.90325884" calcext:value-type="float">
            <text:p><text:s/>7,270,177 <text:s/></text:p>
          </table:table-cell>
          <table:table-cell table:style-name="ce30" office:value-type="float" office:value="42056923.6185725" calcext:value-type="float">
            <text:p><text:s/>42,056,924 <text:s/></text:p>
          </table:table-cell>
          <table:table-cell table:style-name="ce30" office:value-type="float" office:value="2333353.45393231" calcext:value-type="float">
            <text:p><text:s/>2,333,353 <text:s/></text:p>
          </table:table-cell>
          <table:table-cell table:style-name="ce30" office:value-type="float" office:value="448276.764945012" calcext:value-type="float">
            <text:p><text:s/>448,277 <text:s/></text:p>
          </table:table-cell>
          <table:table-cell table:style-name="ce30" office:value-type="float" office:value="19155506.9565667" calcext:value-type="float">
            <text:p><text:s/>19,155,507 <text:s/></text:p>
          </table:table-cell>
          <table:table-cell table:style-name="ce30" office:value-type="float" office:value="87932" calcext:value-type="float">
            <text:p><text:s/>87,932 <text:s/></text:p>
          </table:table-cell>
          <table:table-cell table:style-name="ce35" office:value-type="float" office:value="894030.199111111" calcext:value-type="float">
            <text:p><text:s/>894,030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2"/>
          <table:table-cell table:style-name="ce18"/>
          <table:table-cell table:style-name="ce24" office:value-type="float" office:value="75578127.1967756" calcext:value-type="float">
            <text:p><text:s/>75,578,127 <text:s/></text:p>
          </table:table-cell>
          <table:table-cell table:style-name="ce30" office:value-type="float" office:value="7314879.23354631" calcext:value-type="float">
            <text:p><text:s/>7,314,879 <text:s/></text:p>
          </table:table-cell>
          <table:table-cell table:style-name="ce30" office:value-type="float" office:value="43970820.5955523" calcext:value-type="float">
            <text:p><text:s/>43,970,821 <text:s/></text:p>
          </table:table-cell>
          <table:table-cell table:style-name="ce30" office:value-type="float" office:value="2508906.08213124" calcext:value-type="float">
            <text:p><text:s/>2,508,906 <text:s/></text:p>
          </table:table-cell>
          <table:table-cell table:style-name="ce30" office:value-type="float" office:value="462238.103107899" calcext:value-type="float">
            <text:p><text:s/>462,238 <text:s/></text:p>
          </table:table-cell>
          <table:table-cell table:style-name="ce30" office:value-type="float" office:value="20056081.9279933" calcext:value-type="float">
            <text:p><text:s/>20,056,082 <text:s/></text:p>
          </table:table-cell>
          <table:table-cell table:style-name="ce30" office:value-type="float" office:value="92699" calcext:value-type="float">
            <text:p><text:s/>92,699 <text:s/></text:p>
          </table:table-cell>
          <table:table-cell table:style-name="ce35" office:value-type="float" office:value="1172502.25444444" calcext:value-type="float">
            <text:p><text:s/>1,172,502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2"/>
          <table:table-cell table:style-name="ce18"/>
          <table:table-cell table:style-name="ce24" office:value-type="float" office:value="76845079.1179301" calcext:value-type="float">
            <text:p><text:s/>76,845,079 <text:s/></text:p>
          </table:table-cell>
          <table:table-cell table:style-name="ce30" office:value-type="float" office:value="7225077.7419147" calcext:value-type="float">
            <text:p><text:s/>7,225,078 <text:s/></text:p>
          </table:table-cell>
          <table:table-cell table:style-name="ce30" office:value-type="float" office:value="44446431.2741119" calcext:value-type="float">
            <text:p><text:s/>44,446,431 <text:s/></text:p>
          </table:table-cell>
          <table:table-cell table:style-name="ce30" office:value-type="float" office:value="2480400.268772" calcext:value-type="float">
            <text:p><text:s/>2,480,400 <text:s/></text:p>
          </table:table-cell>
          <table:table-cell table:style-name="ce30" office:value-type="float" office:value="474890.538647065" calcext:value-type="float">
            <text:p><text:s/>474,891 <text:s/></text:p>
          </table:table-cell>
          <table:table-cell table:style-name="ce30" office:value-type="float" office:value="20874829.5862622" calcext:value-type="float">
            <text:p><text:s/>20,874,830 <text:s/></text:p>
          </table:table-cell>
          <table:table-cell table:style-name="ce30" office:value-type="float" office:value="97504" calcext:value-type="float">
            <text:p><text:s/>97,504 <text:s/></text:p>
          </table:table-cell>
          <table:table-cell table:style-name="ce35" office:value-type="float" office:value="1245945.70822222" calcext:value-type="float">
            <text:p><text:s/>1,245,946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2"/>
          <table:table-cell table:style-name="ce18"/>
          <table:table-cell table:style-name="ce24" office:value-type="float" office:value="77873176.8234545" calcext:value-type="float">
            <text:p><text:s/>77,873,177 <text:s/></text:p>
          </table:table-cell>
          <table:table-cell table:style-name="ce30" office:value-type="float" office:value="7611043.70643813" calcext:value-type="float">
            <text:p><text:s/>7,611,044 <text:s/></text:p>
          </table:table-cell>
          <table:table-cell table:style-name="ce30" office:value-type="float" office:value="44149279.1541294" calcext:value-type="float">
            <text:p><text:s/>44,149,279 <text:s/></text:p>
          </table:table-cell>
          <table:table-cell table:style-name="ce30" office:value-type="float" office:value="2469096.38950921" calcext:value-type="float">
            <text:p><text:s/>2,469,096 <text:s/></text:p>
          </table:table-cell>
          <table:table-cell table:style-name="ce30" office:value-type="float" office:value="491548.035591038" calcext:value-type="float">
            <text:p><text:s/>491,548 <text:s/></text:p>
          </table:table-cell>
          <table:table-cell table:style-name="ce30" office:value-type="float" office:value="21592380.8204533" calcext:value-type="float">
            <text:p><text:s/>21,592,381 <text:s/></text:p>
          </table:table-cell>
          <table:table-cell table:style-name="ce30" office:value-type="float" office:value="102400" calcext:value-type="float">
            <text:p><text:s/>102,400 <text:s/></text:p>
          </table:table-cell>
          <table:table-cell table:style-name="ce35" office:value-type="float" office:value="1457428.71733333" calcext:value-type="float">
            <text:p><text:s/>1,457,429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2"/>
          <table:table-cell table:style-name="ce18"/>
          <table:table-cell table:style-name="ce24" office:value-type="float" office:value="82573458.6181733" calcext:value-type="float">
            <text:p><text:s/>82,573,459 <text:s/></text:p>
          </table:table-cell>
          <table:table-cell table:style-name="ce30" office:value-type="float" office:value="7716431.25825503" calcext:value-type="float">
            <text:p><text:s/>7,716,431 <text:s/></text:p>
          </table:table-cell>
          <table:table-cell table:style-name="ce30" office:value-type="float" office:value="47386411.8370576" calcext:value-type="float">
            <text:p><text:s/>47,386,412 <text:s/></text:p>
          </table:table-cell>
          <table:table-cell table:style-name="ce30" office:value-type="float" office:value="2569101.24951425" calcext:value-type="float">
            <text:p><text:s/>2,569,101 <text:s/></text:p>
          </table:table-cell>
          <table:table-cell table:style-name="ce30" office:value-type="float" office:value="495057.902450833" calcext:value-type="float">
            <text:p><text:s/>495,058 <text:s/></text:p>
          </table:table-cell>
          <table:table-cell table:style-name="ce30" office:value-type="float" office:value="22310567.7466733" calcext:value-type="float">
            <text:p><text:s/>22,310,568 <text:s/></text:p>
          </table:table-cell>
          <table:table-cell table:style-name="ce30" office:value-type="float" office:value="105478" calcext:value-type="float">
            <text:p><text:s/>105,478 <text:s/></text:p>
          </table:table-cell>
          <table:table-cell table:style-name="ce35" office:value-type="float" office:value="1990410.62422222" calcext:value-type="float">
            <text:p><text:s/>1,990,411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2"/>
          <table:table-cell table:style-name="ce18"/>
          <table:table-cell table:style-name="ce24" office:value-type="float" office:value="79283477.3864711" calcext:value-type="float">
            <text:p><text:s/>79,283,477 <text:s/></text:p>
          </table:table-cell>
          <table:table-cell table:style-name="ce30" office:value-type="float" office:value="7174849.66704388" calcext:value-type="float">
            <text:p><text:s/>7,174,850 <text:s/></text:p>
          </table:table-cell>
          <table:table-cell table:style-name="ce30" office:value-type="float" office:value="45157644.786024" calcext:value-type="float">
            <text:p><text:s/>45,157,645 <text:s/></text:p>
          </table:table-cell>
          <table:table-cell table:style-name="ce30" office:value-type="float" office:value="2612022.31248728" calcext:value-type="float">
            <text:p><text:s/>2,612,022 <text:s/></text:p>
          </table:table-cell>
          <table:table-cell table:style-name="ce30" office:value-type="float" office:value="509219.01394033" calcext:value-type="float">
            <text:p><text:s/>509,219 <text:s/></text:p>
          </table:table-cell>
          <table:table-cell table:style-name="ce30" office:value-type="float" office:value="21947765.8678644" calcext:value-type="float">
            <text:p><text:s/>21,947,766 <text:s/></text:p>
          </table:table-cell>
          <table:table-cell table:style-name="ce30" office:value-type="float" office:value="109528" calcext:value-type="float">
            <text:p><text:s/>109,528 <text:s/></text:p>
          </table:table-cell>
          <table:table-cell table:style-name="ce35" office:value-type="float" office:value="1772447.73911111" calcext:value-type="float">
            <text:p><text:s/>1,772,448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2"/>
          <table:table-cell table:style-name="ce18"/>
          <table:table-cell table:style-name="ce24" office:value-type="float" office:value="78894264.6725438" calcext:value-type="float">
            <text:p><text:s/>78,894,265 <text:s/></text:p>
          </table:table-cell>
          <table:table-cell table:style-name="ce30" office:value-type="float" office:value="6659886.40612159" calcext:value-type="float">
            <text:p><text:s/>6,659,886 <text:s/></text:p>
          </table:table-cell>
          <table:table-cell table:style-name="ce30" office:value-type="float" office:value="46038434.5694406" calcext:value-type="float">
            <text:p><text:s/>46,038,435 <text:s/></text:p>
          </table:table-cell>
          <table:table-cell table:style-name="ce30" office:value-type="float" office:value="2644148.35907269" calcext:value-type="float">
            <text:p><text:s/>2,644,148 <text:s/></text:p>
          </table:table-cell>
          <table:table-cell table:style-name="ce30" office:value-type="float" office:value="464525.160355548" calcext:value-type="float">
            <text:p><text:s/>464,525 <text:s/></text:p>
          </table:table-cell>
          <table:table-cell table:style-name="ce30" office:value-type="float" office:value="21090542.1408867" calcext:value-type="float">
            <text:p><text:s/>21,090,542 <text:s/></text:p>
          </table:table-cell>
          <table:table-cell table:style-name="ce30" office:value-type="float" office:value="113182" calcext:value-type="float">
            <text:p><text:s/>113,182 <text:s/></text:p>
          </table:table-cell>
          <table:table-cell table:style-name="ce35" office:value-type="float" office:value="1883546.03666667" calcext:value-type="float">
            <text:p><text:s/>1,883,546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2"/>
          <table:table-cell table:style-name="ce18"/>
          <table:table-cell table:style-name="ce24" office:value-type="float" office:value="83999097.0449756" calcext:value-type="float">
            <text:p><text:s/>83,999,097 <text:s/></text:p>
          </table:table-cell>
          <table:table-cell table:style-name="ce30" office:value-type="float" office:value="7956829.88134644" calcext:value-type="float">
            <text:p><text:s/>7,956,830 <text:s/></text:p>
          </table:table-cell>
          <table:table-cell table:style-name="ce30" office:value-type="float" office:value="47622017.8929237" calcext:value-type="float">
            <text:p><text:s/>47,622,018 <text:s/></text:p>
          </table:table-cell>
          <table:table-cell table:style-name="ce30" office:value-type="float" office:value="3025655.2312669" calcext:value-type="float">
            <text:p><text:s/>3,025,655 <text:s/></text:p>
          </table:table-cell>
          <table:table-cell table:style-name="ce30" office:value-type="float" office:value="513101.822340736" calcext:value-type="float">
            <text:p><text:s/>513,102 <text:s/></text:p>
          </table:table-cell>
          <table:table-cell table:style-name="ce30" office:value-type="float" office:value="22685584.7490978" calcext:value-type="float">
            <text:p><text:s/>22,685,585 <text:s/></text:p>
          </table:table-cell>
          <table:table-cell table:style-name="ce30" office:value-type="float" office:value="114308" calcext:value-type="float">
            <text:p><text:s/>114,308 <text:s/></text:p>
          </table:table-cell>
          <table:table-cell table:style-name="ce35" office:value-type="float" office:value="2081599.468" calcext:value-type="float">
            <text:p><text:s/>2,081,599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2"/>
          <table:table-cell table:style-name="ce18"/>
          <table:table-cell table:style-name="ce24" office:value-type="float" office:value="81634789.5301174" calcext:value-type="float">
            <text:p><text:s/>81,634,790 <text:s/></text:p>
          </table:table-cell>
          <table:table-cell table:style-name="ce30" office:value-type="float" office:value="8551400.33996038" calcext:value-type="float">
            <text:p><text:s/>8,551,400 <text:s/></text:p>
          </table:table-cell>
          <table:table-cell table:style-name="ce30" office:value-type="float" office:value="44016433.2505245" calcext:value-type="float">
            <text:p><text:s/>44,016,433 <text:s/></text:p>
          </table:table-cell>
          <table:table-cell table:style-name="ce30" office:value-type="float" office:value="3385030.78240491" calcext:value-type="float">
            <text:p><text:s/>3,385,031 <text:s/></text:p>
          </table:table-cell>
          <table:table-cell table:style-name="ce30" office:value-type="float" office:value="488513.343625403" calcext:value-type="float">
            <text:p><text:s/>488,513 <text:s/></text:p>
          </table:table-cell>
          <table:table-cell table:style-name="ce30" office:value-type="float" office:value="23132686.24938" calcext:value-type="float">
            <text:p><text:s/>23,132,686 <text:s/></text:p>
          </table:table-cell>
          <table:table-cell table:style-name="ce30" office:value-type="float" office:value="113210" calcext:value-type="float">
            <text:p><text:s/>113,210 <text:s/></text:p>
          </table:table-cell>
          <table:table-cell table:style-name="ce35" office:value-type="float" office:value="1947515.56422222" calcext:value-type="float">
            <text:p><text:s/>1,947,516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2"/>
          <table:table-cell table:style-name="ce18"/>
          <table:table-cell table:style-name="ce24" office:value-type="float" office:value="81876687.3204589" calcext:value-type="float">
            <text:p><text:s/>81,876,687 <text:s/></text:p>
          </table:table-cell>
          <table:table-cell table:style-name="ce30" office:value-type="float" office:value="8357149.51432937" calcext:value-type="float">
            <text:p><text:s/>8,357,150 <text:s/></text:p>
          </table:table-cell>
          <table:table-cell table:style-name="ce30" office:value-type="float" office:value="44190318.0675087" calcext:value-type="float">
            <text:p><text:s/>44,190,318 <text:s/></text:p>
          </table:table-cell>
          <table:table-cell table:style-name="ce30" office:value-type="float" office:value="3706064.09040687" calcext:value-type="float">
            <text:p><text:s/>3,706,064 <text:s/></text:p>
          </table:table-cell>
          <table:table-cell table:style-name="ce30" office:value-type="float" office:value="466126.924118457" calcext:value-type="float">
            <text:p><text:s/>466,127 <text:s/></text:p>
          </table:table-cell>
          <table:table-cell table:style-name="ce30" office:value-type="float" office:value="23039553.6820956" calcext:value-type="float">
            <text:p><text:s/>23,039,554 <text:s/></text:p>
          </table:table-cell>
          <table:table-cell table:style-name="ce30" office:value-type="float" office:value="114042" calcext:value-type="float">
            <text:p><text:s/>114,042 <text:s/></text:p>
          </table:table-cell>
          <table:table-cell table:style-name="ce35" office:value-type="float" office:value="2003433.042" calcext:value-type="float">
            <text:p><text:s/>2,003,433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2"/>
          <table:table-cell table:style-name="ce18"/>
          <table:table-cell table:style-name="ce24" office:value-type="float" office:value="84575956.2994901" calcext:value-type="float">
            <text:p><text:s/>84,575,956 <text:s/></text:p>
          </table:table-cell>
          <table:table-cell table:style-name="ce30" office:value-type="float" office:value="9109482.51259405" calcext:value-type="float">
            <text:p><text:s/>9,109,483 <text:s/></text:p>
          </table:table-cell>
          <table:table-cell table:style-name="ce30" office:value-type="float" office:value="45867304.7094779" calcext:value-type="float">
            <text:p><text:s/>45,867,305 <text:s/></text:p>
          </table:table-cell>
          <table:table-cell table:style-name="ce30" office:value-type="float" office:value="3683592.91475588" calcext:value-type="float">
            <text:p><text:s/>3,683,593 <text:s/></text:p>
          </table:table-cell>
          <table:table-cell table:style-name="ce30" office:value-type="float" office:value="467847.776568943" calcext:value-type="float">
            <text:p><text:s/>467,848 <text:s/></text:p>
          </table:table-cell>
          <table:table-cell table:style-name="ce30" office:value-type="float" office:value="23422902.60876" calcext:value-type="float">
            <text:p><text:s/>23,422,903 <text:s/></text:p>
          </table:table-cell>
          <table:table-cell table:style-name="ce30" office:value-type="float" office:value="112818" calcext:value-type="float">
            <text:p><text:s/>112,818 <text:s/></text:p>
          </table:table-cell>
          <table:table-cell table:style-name="ce35" office:value-type="float" office:value="1912007.77733333" calcext:value-type="float">
            <text:p><text:s/>1,912,008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2"/>
          <table:table-cell table:style-name="ce18"/>
          <table:table-cell table:style-name="ce24" office:value-type="float" office:value="85751102.4653805" calcext:value-type="float">
            <text:p><text:s/>85,751,102 <text:s/></text:p>
          </table:table-cell>
          <table:table-cell table:style-name="ce30" office:value-type="float" office:value="8635778.75733779" calcext:value-type="float">
            <text:p><text:s/>8,635,779 <text:s/></text:p>
          </table:table-cell>
          <table:table-cell table:style-name="ce30" office:value-type="float" office:value="46951963.8658726" calcext:value-type="float">
            <text:p><text:s/>46,951,964 <text:s/></text:p>
          </table:table-cell>
          <table:table-cell table:style-name="ce30" office:value-type="float" office:value="3670145.86082604" calcext:value-type="float">
            <text:p><text:s/>3,670,146 <text:s/></text:p>
          </table:table-cell>
          <table:table-cell table:style-name="ce30" office:value-type="float" office:value="490320.458410729" calcext:value-type="float">
            <text:p><text:s/>490,320 <text:s/></text:p>
          </table:table-cell>
          <table:table-cell table:style-name="ce30" office:value-type="float" office:value="23994036.8404889" calcext:value-type="float">
            <text:p><text:s/>23,994,037 <text:s/></text:p>
          </table:table-cell>
          <table:table-cell table:style-name="ce30" office:value-type="float" office:value="112151" calcext:value-type="float">
            <text:p><text:s/>112,151 <text:s/></text:p>
          </table:table-cell>
          <table:table-cell table:style-name="ce35" office:value-type="float" office:value="1896705.68244444" calcext:value-type="float">
            <text:p><text:s/>1,896,706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2"/>
          <table:table-cell table:style-name="ce18"/>
          <table:table-cell table:style-name="ce24" office:value-type="float" office:value="86013262.9499222" calcext:value-type="float">
            <text:p><text:s/>86,013,263 <text:s/></text:p>
          </table:table-cell>
          <table:table-cell table:style-name="ce30" office:value-type="float" office:value="8635795.69660193" calcext:value-type="float">
            <text:p><text:s/>8,635,796 <text:s/></text:p>
          </table:table-cell>
          <table:table-cell table:style-name="ce30" office:value-type="float" office:value="47190773.1932642" calcext:value-type="float">
            <text:p><text:s/>47,190,773 <text:s/></text:p>
          </table:table-cell>
          <table:table-cell table:style-name="ce30" office:value-type="float" office:value="3851353.60610662" calcext:value-type="float">
            <text:p><text:s/>3,851,354 <text:s/></text:p>
          </table:table-cell>
          <table:table-cell table:style-name="ce30" office:value-type="float" office:value="495076.526262726" calcext:value-type="float">
            <text:p><text:s/>495,077 <text:s/></text:p>
          </table:table-cell>
          <table:table-cell table:style-name="ce30" office:value-type="float" office:value="23890731.3541311" calcext:value-type="float">
            <text:p><text:s/>23,890,731 <text:s/></text:p>
          </table:table-cell>
          <table:table-cell table:style-name="ce30" office:value-type="float" office:value="113513" calcext:value-type="float">
            <text:p><text:s/>113,513 <text:s/></text:p>
          </table:table-cell>
          <table:table-cell table:style-name="ce35" office:value-type="float" office:value="1836019.57355556" calcext:value-type="float">
            <text:p><text:s/>1,836,020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2"/>
          <table:table-cell table:style-name="ce18"/>
          <table:table-cell table:style-name="ce24" office:value-type="float" office:value="86589371.4996207" calcext:value-type="float">
            <text:p><text:s/>86,589,371 <text:s/></text:p>
          </table:table-cell>
          <table:table-cell table:style-name="ce30" office:value-type="float" office:value="8809239.58364747" calcext:value-type="float">
            <text:p><text:s/>8,809,240 <text:s/></text:p>
          </table:table-cell>
          <table:table-cell table:style-name="ce30" office:value-type="float" office:value="47078451.7436154" calcext:value-type="float">
            <text:p><text:s/>47,078,452 <text:s/></text:p>
          </table:table-cell>
          <table:table-cell table:style-name="ce30" office:value-type="float" office:value="3953007.95747474" calcext:value-type="float">
            <text:p><text:s/>3,953,008 <text:s/></text:p>
          </table:table-cell>
          <table:table-cell table:style-name="ce30" office:value-type="float" office:value="456980.461671975" calcext:value-type="float">
            <text:p><text:s/>456,980 <text:s/></text:p>
          </table:table-cell>
          <table:table-cell table:style-name="ce30" office:value-type="float" office:value="24406804.8938778" calcext:value-type="float">
            <text:p><text:s/>24,406,805 <text:s/></text:p>
          </table:table-cell>
          <table:table-cell table:style-name="ce30" office:value-type="float" office:value="112118" calcext:value-type="float">
            <text:p><text:s/>112,118 <text:s/></text:p>
          </table:table-cell>
          <table:table-cell table:style-name="ce35" office:value-type="float" office:value="1772768.85933333" calcext:value-type="float">
            <text:p><text:s/>1,772,769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2"/>
          <table:table-cell table:style-name="ce18"/>
          <table:table-cell table:style-name="ce24" office:value-type="float" office:value="86038390.7225946" calcext:value-type="float">
            <text:p><text:s/>86,038,391 <text:s/></text:p>
          </table:table-cell>
          <table:table-cell table:style-name="ce30" office:value-type="float" office:value="8305407.65740339" calcext:value-type="float">
            <text:p><text:s/>8,305,408 <text:s/></text:p>
          </table:table-cell>
          <table:table-cell table:style-name="ce30" office:value-type="float" office:value="46175354.0897688" calcext:value-type="float">
            <text:p><text:s/>46,175,354 <text:s/></text:p>
          </table:table-cell>
          <table:table-cell table:style-name="ce30" office:value-type="float" office:value="4332531.96648172" calcext:value-type="float">
            <text:p><text:s/>4,332,532 <text:s/></text:p>
          </table:table-cell>
          <table:table-cell table:style-name="ce30" office:value-type="float" office:value="432364.39883176" calcext:value-type="float">
            <text:p><text:s/>432,364 <text:s/></text:p>
          </table:table-cell>
          <table:table-cell table:style-name="ce30" office:value-type="float" office:value="24977710.76522" calcext:value-type="float">
            <text:p><text:s/>24,977,711 <text:s/></text:p>
          </table:table-cell>
          <table:table-cell table:style-name="ce30" office:value-type="float" office:value="113116" calcext:value-type="float">
            <text:p><text:s/>113,116 <text:s/></text:p>
          </table:table-cell>
          <table:table-cell table:style-name="ce35" office:value-type="float" office:value="1701905.84488889" calcext:value-type="float">
            <text:p><text:s/>1,701,906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2"/>
          <table:table-cell table:style-name="ce18"/>
          <table:table-cell table:style-name="ce24" office:value-type="float" office:value="87664992.4618917" calcext:value-type="float">
            <text:p><text:s/>87,664,992 <text:s/></text:p>
          </table:table-cell>
          <table:table-cell table:style-name="ce30" office:value-type="float" office:value="7240640.13015422" calcext:value-type="float">
            <text:p><text:s/>7,240,640 <text:s/></text:p>
          </table:table-cell>
          <table:table-cell table:style-name="ce30" office:value-type="float" office:value="47036501.9550255" calcext:value-type="float">
            <text:p><text:s/>47,036,502 <text:s/></text:p>
          </table:table-cell>
          <table:table-cell table:style-name="ce30" office:value-type="float" office:value="4705097.67238273" calcext:value-type="float">
            <text:p><text:s/>4,705,098 <text:s/></text:p>
          </table:table-cell>
          <table:table-cell table:style-name="ce30" office:value-type="float" office:value="437107.968564352" calcext:value-type="float">
            <text:p><text:s/>437,108 <text:s/></text:p>
          </table:table-cell>
          <table:table-cell table:style-name="ce30" office:value-type="float" office:value="25472069.6892911" calcext:value-type="float">
            <text:p><text:s/>25,472,070 <text:s/></text:p>
          </table:table-cell>
          <table:table-cell table:style-name="ce30" office:value-type="float" office:value="104694" calcext:value-type="float">
            <text:p><text:s/>104,694 <text:s/></text:p>
          </table:table-cell>
          <table:table-cell table:style-name="ce35" office:value-type="float" office:value="2668881.04647378" calcext:value-type="float">
            <text:p><text:s/>2,668,881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2"/>
          <table:table-cell table:style-name="ce18"/>
          <table:table-cell table:style-name="ce24" office:value-type="float" office:value="85009165.4837048" calcext:value-type="float">
            <text:p><text:s/>85,009,165 <text:s/></text:p>
          </table:table-cell>
          <table:table-cell table:style-name="ce30" office:value-type="float" office:value="7229297.60220177" calcext:value-type="float">
            <text:p><text:s/>7,229,298 <text:s/></text:p>
          </table:table-cell>
          <table:table-cell table:style-name="ce30" office:value-type="float" office:value="44569738.6297902" calcext:value-type="float">
            <text:p><text:s/>44,569,739 <text:s/></text:p>
          </table:table-cell>
          <table:table-cell table:style-name="ce30" office:value-type="float" office:value="4825952.88143041" calcext:value-type="float">
            <text:p><text:s/>4,825,953 <text:s/></text:p>
          </table:table-cell>
          <table:table-cell table:style-name="ce30" office:value-type="float" office:value="429186.041174443" calcext:value-type="float">
            <text:p><text:s/>429,186 <text:s/></text:p>
          </table:table-cell>
          <table:table-cell table:style-name="ce30" office:value-type="float" office:value="25391023.5845578" calcext:value-type="float">
            <text:p><text:s/>25,391,024 <text:s/></text:p>
          </table:table-cell>
          <table:table-cell table:style-name="ce30" office:value-type="float" office:value="101058" calcext:value-type="float">
            <text:p><text:s/>101,058 <text:s/></text:p>
          </table:table-cell>
          <table:table-cell table:style-name="ce35" office:value-type="float" office:value="2462908.74455022" calcext:value-type="float">
            <text:p><text:s/>2,462,909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/>
          <table:table-cell table:style-name="ce18"/>
          <table:table-cell table:style-name="ce24"/>
          <table:table-cell table:style-name="ce30" table:number-columns-repeated="6"/>
          <table:table-cell table:style-name="ce35"/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8"/>
          <table:table-cell table:style-name="ce24" office:value-type="float" office:value="6989323.68843647" calcext:value-type="float">
            <text:p><text:s/>6,989,324 <text:s/></text:p>
          </table:table-cell>
          <table:table-cell table:style-name="ce30" office:value-type="float" office:value="602704.623428664" calcext:value-type="float">
            <text:p><text:s/>602,705 <text:s/></text:p>
          </table:table-cell>
          <table:table-cell table:style-name="ce30" office:value-type="float" office:value="3782615.03997342" calcext:value-type="float">
            <text:p><text:s/>3,782,615 <text:s/></text:p>
          </table:table-cell>
          <table:table-cell table:style-name="ce30" office:value-type="float" office:value="429863.683267211" calcext:value-type="float">
            <text:p><text:s/>429,864 <text:s/></text:p>
          </table:table-cell>
          <table:table-cell table:style-name="ce30" office:value-type="float" office:value="39242.432247173" calcext:value-type="float">
            <text:p><text:s/>39,242 <text:s/></text:p>
          </table:table-cell>
          <table:table-cell table:style-name="ce30" office:value-type="float" office:value="1909512.36929556" calcext:value-type="float">
            <text:p><text:s/>1,909,512 <text:s/></text:p>
          </table:table-cell>
          <table:table-cell table:style-name="ce30" office:value-type="float" office:value="8228" calcext:value-type="float">
            <text:p><text:s/>8,228 <text:s/></text:p>
          </table:table-cell>
          <table:table-cell table:style-name="ce35" office:value-type="float" office:value="217157.540224444" calcext:value-type="float">
            <text:p><text:s/>217,15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8"/>
          <table:table-cell table:style-name="ce24" office:value-type="float" office:value="6645147.33389487" calcext:value-type="float">
            <text:p><text:s/>6,645,147 <text:s/></text:p>
          </table:table-cell>
          <table:table-cell table:style-name="ce30" office:value-type="float" office:value="582807.84348121" calcext:value-type="float">
            <text:p><text:s/>582,808 <text:s/></text:p>
          </table:table-cell>
          <table:table-cell table:style-name="ce30" office:value-type="float" office:value="3447049.97750995" calcext:value-type="float">
            <text:p><text:s/>3,447,050 <text:s/></text:p>
          </table:table-cell>
          <table:table-cell table:style-name="ce30" office:value-type="float" office:value="446162.702200473" calcext:value-type="float">
            <text:p><text:s/>446,163 <text:s/></text:p>
          </table:table-cell>
          <table:table-cell table:style-name="ce30" office:value-type="float" office:value="38215.9353479046" calcext:value-type="float">
            <text:p><text:s/>38,216 <text:s/></text:p>
          </table:table-cell>
          <table:table-cell table:style-name="ce30" office:value-type="float" office:value="1919481.7085" calcext:value-type="float">
            <text:p><text:s/>1,919,482 <text:s/></text:p>
          </table:table-cell>
          <table:table-cell table:style-name="ce30" office:value-type="float" office:value="8222" calcext:value-type="float">
            <text:p><text:s/>8,222 <text:s/></text:p>
          </table:table-cell>
          <table:table-cell table:style-name="ce35" office:value-type="float" office:value="203207.166855333" calcext:value-type="float">
            <text:p><text:s/>203,20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8"/>
          <table:table-cell table:style-name="ce24" office:value-type="float" office:value="6764046.57394698" calcext:value-type="float">
            <text:p><text:s/>6,764,047 <text:s/></text:p>
          </table:table-cell>
          <table:table-cell table:style-name="ce30" office:value-type="float" office:value="600805.496950144" calcext:value-type="float">
            <text:p><text:s/>600,805 <text:s/></text:p>
          </table:table-cell>
          <table:table-cell table:style-name="ce30" office:value-type="float" office:value="3399803.30582798" calcext:value-type="float">
            <text:p><text:s/>3,399,803 <text:s/></text:p>
          </table:table-cell>
          <table:table-cell table:style-name="ce30" office:value-type="float" office:value="469851.189100708" calcext:value-type="float">
            <text:p><text:s/>469,851 <text:s/></text:p>
          </table:table-cell>
          <table:table-cell table:style-name="ce30" office:value-type="float" office:value="40749.267771255" calcext:value-type="float">
            <text:p><text:s/>40,749 <text:s/></text:p>
          </table:table-cell>
          <table:table-cell table:style-name="ce30" office:value-type="float" office:value="2035329.04619511" calcext:value-type="float">
            <text:p><text:s/>2,035,329 <text:s/></text:p>
          </table:table-cell>
          <table:table-cell table:style-name="ce30" office:value-type="float" office:value="8244" calcext:value-type="float">
            <text:p><text:s/>8,244 <text:s/></text:p>
          </table:table-cell>
          <table:table-cell table:style-name="ce35" office:value-type="float" office:value="209264.268101778" calcext:value-type="float">
            <text:p><text:s/>209,264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8"/>
          <table:table-cell table:style-name="ce24" office:value-type="float" office:value="6811283.26217932" calcext:value-type="float">
            <text:p><text:s/>6,811,283 <text:s/></text:p>
          </table:table-cell>
          <table:table-cell table:style-name="ce30" office:value-type="float" office:value="623492.152078234" calcext:value-type="float">
            <text:p><text:s/>623,492 <text:s/></text:p>
          </table:table-cell>
          <table:table-cell table:style-name="ce30" office:value-type="float" office:value="3553681.91488149" calcext:value-type="float">
            <text:p><text:s/>3,553,682 <text:s/></text:p>
          </table:table-cell>
          <table:table-cell table:style-name="ce30" office:value-type="float" office:value="440076.460915099" calcext:value-type="float">
            <text:p><text:s/>440,076 <text:s/></text:p>
          </table:table-cell>
          <table:table-cell table:style-name="ce30" office:value-type="float" office:value="34730.8691142722" calcext:value-type="float">
            <text:p><text:s/>34,731 <text:s/></text:p>
          </table:table-cell>
          <table:table-cell table:style-name="ce30" office:value-type="float" office:value="1945477.35448667" calcext:value-type="float">
            <text:p><text:s/>1,945,477 <text:s/></text:p>
          </table:table-cell>
          <table:table-cell table:style-name="ce30" office:value-type="float" office:value="8294" calcext:value-type="float">
            <text:p><text:s/>8,294 <text:s/></text:p>
          </table:table-cell>
          <table:table-cell table:style-name="ce35" office:value-type="float" office:value="205530.510703556" calcext:value-type="float">
            <text:p><text:s/>205,531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8"/>
          <table:table-cell table:style-name="ce24" office:value-type="float" office:value="7137856.00210983" calcext:value-type="float">
            <text:p><text:s/>7,137,856 <text:s/></text:p>
          </table:table-cell>
          <table:table-cell table:style-name="ce30" office:value-type="float" office:value="580188.465188806" calcext:value-type="float">
            <text:p><text:s/>580,188 <text:s/></text:p>
          </table:table-cell>
          <table:table-cell table:style-name="ce30" office:value-type="float" office:value="3817211.08007175" calcext:value-type="float">
            <text:p><text:s/>3,817,211 <text:s/></text:p>
          </table:table-cell>
          <table:table-cell table:style-name="ce30" office:value-type="float" office:value="406037.167408636" calcext:value-type="float">
            <text:p><text:s/>406,037 <text:s/></text:p>
          </table:table-cell>
          <table:table-cell table:style-name="ce30" office:value-type="float" office:value="33314.2714759236" calcext:value-type="float">
            <text:p><text:s/>33,314 <text:s/></text:p>
          </table:table-cell>
          <table:table-cell table:style-name="ce30" office:value-type="float" office:value="2094294.07952916" calcext:value-type="float">
            <text:p><text:s/>2,094,294 <text:s/></text:p>
          </table:table-cell>
          <table:table-cell table:style-name="ce30" office:value-type="float" office:value="8371" calcext:value-type="float">
            <text:p><text:s/>8,371 <text:s/></text:p>
          </table:table-cell>
          <table:table-cell table:style-name="ce35" office:value-type="float" office:value="198439.938435556" calcext:value-type="float">
            <text:p><text:s/>198,440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8"/>
          <table:table-cell table:style-name="ce24" office:value-type="float" office:value="7102588.54831574" calcext:value-type="float">
            <text:p><text:s/>7,102,589 <text:s/></text:p>
          </table:table-cell>
          <table:table-cell table:style-name="ce30" office:value-type="float" office:value="589239.833451441" calcext:value-type="float">
            <text:p><text:s/>589,240 <text:s/></text:p>
          </table:table-cell>
          <table:table-cell table:style-name="ce30" office:value-type="float" office:value="3678407.64980834" calcext:value-type="float">
            <text:p><text:s/>3,678,408 <text:s/></text:p>
          </table:table-cell>
          <table:table-cell table:style-name="ce30" office:value-type="float" office:value="404177.283422647" calcext:value-type="float">
            <text:p><text:s/>404,177 <text:s/></text:p>
          </table:table-cell>
          <table:table-cell table:style-name="ce30" office:value-type="float" office:value="33717.4778048641" calcext:value-type="float">
            <text:p><text:s/>33,717 <text:s/></text:p>
          </table:table-cell>
          <table:table-cell table:style-name="ce30" office:value-type="float" office:value="2192744.20742889" calcext:value-type="float">
            <text:p><text:s/>2,192,744 <text:s/></text:p>
          </table:table-cell>
          <table:table-cell table:style-name="ce30" office:value-type="float" office:value="8476" calcext:value-type="float">
            <text:p><text:s/>8,476 <text:s/></text:p>
          </table:table-cell>
          <table:table-cell table:style-name="ce35" office:value-type="float" office:value="195826.096399556" calcext:value-type="float">
            <text:p><text:s/>195,826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8"/>
          <table:table-cell table:style-name="ce24" office:value-type="float" office:value="7467686.1990354" calcext:value-type="float">
            <text:p><text:s/>7,467,686 <text:s/></text:p>
          </table:table-cell>
          <table:table-cell table:style-name="ce30" office:value-type="float" office:value="541050.193055246" calcext:value-type="float">
            <text:p><text:s/>541,050 <text:s/></text:p>
          </table:table-cell>
          <table:table-cell table:style-name="ce30" office:value-type="float" office:value="3841847.22922035" calcext:value-type="float">
            <text:p><text:s/>3,841,847 <text:s/></text:p>
          </table:table-cell>
          <table:table-cell table:style-name="ce30" office:value-type="float" office:value="399600.985635979" calcext:value-type="float">
            <text:p><text:s/>399,601 <text:s/></text:p>
          </table:table-cell>
          <table:table-cell table:style-name="ce30" office:value-type="float" office:value="37013.0330940399" calcext:value-type="float">
            <text:p><text:s/>37,013 <text:s/></text:p>
          </table:table-cell>
          <table:table-cell table:style-name="ce30" office:value-type="float" office:value="2433289.35302222" calcext:value-type="float">
            <text:p><text:s/>2,433,289 <text:s/></text:p>
          </table:table-cell>
          <table:table-cell table:style-name="ce30" office:value-type="float" office:value="8608" calcext:value-type="float">
            <text:p><text:s/>8,608 <text:s/></text:p>
          </table:table-cell>
          <table:table-cell table:style-name="ce35" office:value-type="float" office:value="206277.405007556" calcext:value-type="float">
            <text:p><text:s/>206,27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8"/>
          <table:table-cell table:style-name="ce24" office:value-type="float" office:value="7106284.6619667" calcext:value-type="float">
            <text:p><text:s/>7,106,285 <text:s/></text:p>
          </table:table-cell>
          <table:table-cell table:style-name="ce30" office:value-type="float" office:value="559279.097312673" calcext:value-type="float">
            <text:p><text:s/>559,279 <text:s/></text:p>
          </table:table-cell>
          <table:table-cell table:style-name="ce30" office:value-type="float" office:value="3489693.97366112" calcext:value-type="float">
            <text:p><text:s/>3,489,694 <text:s/></text:p>
          </table:table-cell>
          <table:table-cell table:style-name="ce30" office:value-type="float" office:value="406520.272037924" calcext:value-type="float">
            <text:p><text:s/>406,520 <text:s/></text:p>
          </table:table-cell>
          <table:table-cell table:style-name="ce30" office:value-type="float" office:value="31030.8569863154" calcext:value-type="float">
            <text:p><text:s/>31,031 <text:s/></text:p>
          </table:table-cell>
          <table:table-cell table:style-name="ce30" office:value-type="float" office:value="2411123.80068489" calcext:value-type="float">
            <text:p><text:s/>2,411,124 <text:s/></text:p>
          </table:table-cell>
          <table:table-cell table:style-name="ce30" office:value-type="float" office:value="8768" calcext:value-type="float">
            <text:p><text:s/>8,768 <text:s/></text:p>
          </table:table-cell>
          <table:table-cell table:style-name="ce35" office:value-type="float" office:value="199868.661283778" calcext:value-type="float">
            <text:p><text:s/>199,869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8"/>
          <table:table-cell table:style-name="ce24" office:value-type="float" office:value="6994320.63295703" calcext:value-type="float">
            <text:p><text:s/>6,994,321 <text:s/></text:p>
          </table:table-cell>
          <table:table-cell table:style-name="ce30" office:value-type="float" office:value="537162.631631531" calcext:value-type="float">
            <text:p><text:s/>537,163 <text:s/></text:p>
          </table:table-cell>
          <table:table-cell table:style-name="ce30" office:value-type="float" office:value="3387138.869236" calcext:value-type="float">
            <text:p><text:s/>3,387,139 <text:s/></text:p>
          </table:table-cell>
          <table:table-cell table:style-name="ce30" office:value-type="float" office:value="411938.622312671" calcext:value-type="float">
            <text:p><text:s/>411,939 <text:s/></text:p>
          </table:table-cell>
          <table:table-cell table:style-name="ce30" office:value-type="float" office:value="31401.7218323844" calcext:value-type="float">
            <text:p><text:s/>31,402 <text:s/></text:p>
          </table:table-cell>
          <table:table-cell table:style-name="ce30" office:value-type="float" office:value="2423502.18293556" calcext:value-type="float">
            <text:p><text:s/>2,423,502 <text:s/></text:p>
          </table:table-cell>
          <table:table-cell table:style-name="ce30" office:value-type="float" office:value="8955" calcext:value-type="float">
            <text:p><text:s/>8,955 <text:s/></text:p>
          </table:table-cell>
          <table:table-cell table:style-name="ce35" office:value-type="float" office:value="194221.605008889" calcext:value-type="float">
            <text:p><text:s/>194,222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8"/>
          <table:table-cell table:style-name="ce24" office:value-type="float" office:value="7428564.37324735" calcext:value-type="float">
            <text:p><text:s/>7,428,564 <text:s/></text:p>
          </table:table-cell>
          <table:table-cell table:style-name="ce30" office:value-type="float" office:value="590459.972059875" calcext:value-type="float">
            <text:p><text:s/>590,460 <text:s/></text:p>
          </table:table-cell>
          <table:table-cell table:style-name="ce30" office:value-type="float" office:value="3853933.61860812" calcext:value-type="float">
            <text:p><text:s/>3,853,934 <text:s/></text:p>
          </table:table-cell>
          <table:table-cell table:style-name="ce30" office:value-type="float" office:value="424366.814536634" calcext:value-type="float">
            <text:p><text:s/>424,367 <text:s/></text:p>
          </table:table-cell>
          <table:table-cell table:style-name="ce30" office:value-type="float" office:value="34432.1603324983" calcext:value-type="float">
            <text:p><text:s/>34,432 <text:s/></text:p>
          </table:table-cell>
          <table:table-cell table:style-name="ce30" office:value-type="float" office:value="2297186.45468667" calcext:value-type="float">
            <text:p><text:s/>2,297,186 <text:s/></text:p>
          </table:table-cell>
          <table:table-cell table:style-name="ce30" office:value-type="float" office:value="9171" calcext:value-type="float">
            <text:p><text:s/>9,171 <text:s/></text:p>
          </table:table-cell>
          <table:table-cell table:style-name="ce35" office:value-type="float" office:value="219014.353023556" calcext:value-type="float">
            <text:p><text:s/>219,014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8"/>
          <table:table-cell table:style-name="ce24" office:value-type="float" office:value="7476869.19920146" calcext:value-type="float">
            <text:p><text:s/>7,476,869 <text:s/></text:p>
          </table:table-cell>
          <table:table-cell table:style-name="ce30" office:value-type="float" office:value="574938.626113282" calcext:value-type="float">
            <text:p><text:s/>574,939 <text:s/></text:p>
          </table:table-cell>
          <table:table-cell table:style-name="ce30" office:value-type="float" office:value="4044871.03924824" calcext:value-type="float">
            <text:p><text:s/>4,044,871 <text:s/></text:p>
          </table:table-cell>
          <table:table-cell table:style-name="ce30" office:value-type="float" office:value="434423.368656761" calcext:value-type="float">
            <text:p><text:s/>434,423 <text:s/></text:p>
          </table:table-cell>
          <table:table-cell table:style-name="ce30" office:value-type="float" office:value="33934.5145780731" calcext:value-type="float">
            <text:p><text:s/>33,935 <text:s/></text:p>
          </table:table-cell>
          <table:table-cell table:style-name="ce30" office:value-type="float" office:value="2163611.31383556" calcext:value-type="float">
            <text:p><text:s/>2,163,611 <text:s/></text:p>
          </table:table-cell>
          <table:table-cell table:style-name="ce30" office:value-type="float" office:value="9413" calcext:value-type="float">
            <text:p><text:s/>9,413 <text:s/></text:p>
          </table:table-cell>
          <table:table-cell table:style-name="ce35" office:value-type="float" office:value="215677.336769556" calcext:value-type="float">
            <text:p><text:s/>215,67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 - 11月</text:p>
          </table:table-cell>
          <table:table-cell table:style-name="ce18"/>
          <table:table-cell table:style-name="ce24" office:value-type="float" office:value="77923970.4752911" calcext:value-type="float">
            <text:p><text:s/>77,923,970 <text:s/></text:p>
          </table:table-cell>
          <table:table-cell table:style-name="ce30" office:value-type="float" office:value="6382128.93475111" calcext:value-type="float">
            <text:p><text:s/>6,382,129 <text:s/></text:p>
          </table:table-cell>
          <table:table-cell table:style-name="ce30" office:value-type="float" office:value="40296253.6980468" calcext:value-type="float">
            <text:p><text:s/>40,296,254 <text:s/></text:p>
          </table:table-cell>
          <table:table-cell table:style-name="ce30" office:value-type="float" office:value="4673018.54949474" calcext:value-type="float">
            <text:p><text:s/>4,673,019 <text:s/></text:p>
          </table:table-cell>
          <table:table-cell table:style-name="ce30" office:value-type="float" office:value="387782.540584704" calcext:value-type="float">
            <text:p><text:s/>387,783 <text:s/></text:p>
          </table:table-cell>
          <table:table-cell table:style-name="ce30" office:value-type="float" office:value="23825551.8706003" calcext:value-type="float">
            <text:p><text:s/>23,825,552 <text:s/></text:p>
          </table:table-cell>
          <table:table-cell table:style-name="ce30" office:value-type="float" office:value="94750" calcext:value-type="float">
            <text:p><text:s/>94,750 <text:s/></text:p>
          </table:table-cell>
          <table:table-cell table:style-name="ce35" office:value-type="float" office:value="2264484.88181356" calcext:value-type="float">
            <text:p><text:s/>2,264,485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2月</text:p>
          </table:table-cell>
          <table:table-cell table:style-name="ce18"/>
          <table:table-cell table:style-name="ce24" office:value-type="float" office:value="7476114.36345869" calcext:value-type="float">
            <text:p><text:s/>7,476,114 <text:s/></text:p>
          </table:table-cell>
          <table:table-cell table:style-name="ce30" office:value-type="float" office:value="639444.869956304" calcext:value-type="float">
            <text:p><text:s/>639,445 <text:s/></text:p>
          </table:table-cell>
          <table:table-cell table:style-name="ce30" office:value-type="float" office:value="3994555.71415608" calcext:value-type="float">
            <text:p><text:s/>3,994,556 <text:s/></text:p>
          </table:table-cell>
          <table:table-cell table:style-name="ce30" office:value-type="float" office:value="462006.519324964" calcext:value-type="float">
            <text:p><text:s/>462,007 <text:s/></text:p>
          </table:table-cell>
          <table:table-cell table:style-name="ce30" office:value-type="float" office:value="41334.933308457" calcext:value-type="float">
            <text:p><text:s/>41,335 <text:s/></text:p>
          </table:table-cell>
          <table:table-cell table:style-name="ce30" office:value-type="float" office:value="2093616.23757778" calcext:value-type="float">
            <text:p><text:s/>2,093,616 <text:s/></text:p>
          </table:table-cell>
          <table:table-cell table:style-name="ce30" office:value-type="float" office:value="9684" calcext:value-type="float">
            <text:p><text:s/>9,684 <text:s/></text:p>
          </table:table-cell>
          <table:table-cell table:style-name="ce35" office:value-type="float" office:value="235472.089135111" calcext:value-type="float">
            <text:p><text:s/>235,472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 - 12月</text:p>
          </table:table-cell>
          <table:table-cell table:style-name="ce18"/>
          <table:table-cell table:style-name="ce24" office:value-type="float" office:value="85400084.8387498" calcext:value-type="float">
            <text:p><text:s/>85,400,085 <text:s/></text:p>
          </table:table-cell>
          <table:table-cell table:style-name="ce30" office:value-type="float" office:value="7021573.80470741" calcext:value-type="float">
            <text:p><text:s/>7,021,574 <text:s/></text:p>
          </table:table-cell>
          <table:table-cell table:style-name="ce30" office:value-type="float" office:value="44290809.4122028" calcext:value-type="float">
            <text:p><text:s/>44,290,809 <text:s/></text:p>
          </table:table-cell>
          <table:table-cell table:style-name="ce30" office:value-type="float" office:value="5135025.06881971" calcext:value-type="float">
            <text:p><text:s/>5,135,025 <text:s/></text:p>
          </table:table-cell>
          <table:table-cell table:style-name="ce30" office:value-type="float" office:value="429117.473893161" calcext:value-type="float">
            <text:p><text:s/>429,117 <text:s/></text:p>
          </table:table-cell>
          <table:table-cell table:style-name="ce30" office:value-type="float" office:value="25919168.108178" calcext:value-type="float">
            <text:p><text:s/>25,919,168 <text:s/></text:p>
          </table:table-cell>
          <table:table-cell table:style-name="ce30" office:value-type="float" office:value="104434" calcext:value-type="float">
            <text:p><text:s/>104,434 <text:s/></text:p>
          </table:table-cell>
          <table:table-cell table:style-name="ce35" office:value-type="float" office:value="2499956.97094867" calcext:value-type="float">
            <text:p><text:s/>2,499,95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/>
          <table:table-cell table:style-name="ce18"/>
          <table:table-cell table:style-name="ce24"/>
          <table:table-cell table:style-name="ce30" table:number-columns-repeated="6"/>
          <table:table-cell table:style-name="ce35"/>
          <table:table-cell table:number-columns-repeated="1013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8"/>
          <table:table-cell table:style-name="ce24" office:value-type="float" office:value="7549861.08552381" calcext:value-type="float">
            <text:p><text:s/>7,549,861 <text:s/></text:p>
          </table:table-cell>
          <table:table-cell table:style-name="ce30" office:value-type="float" office:value="652454.512822897" calcext:value-type="float">
            <text:p><text:s/>652,455 <text:s/></text:p>
          </table:table-cell>
          <table:table-cell table:style-name="ce30" office:value-type="float" office:value="4047904.45018908" calcext:value-type="float">
            <text:p><text:s/>4,047,904 <text:s/></text:p>
          </table:table-cell>
          <table:table-cell table:style-name="ce30" office:value-type="float" office:value="502794.906438411" calcext:value-type="float">
            <text:p><text:s/>502,795 <text:s/></text:p>
          </table:table-cell>
          <table:table-cell table:style-name="ce30" office:value-type="float" office:value="43469.6179836447" calcext:value-type="float">
            <text:p><text:s/>43,470 <text:s/></text:p>
          </table:table-cell>
          <table:table-cell table:style-name="ce30" office:value-type="float" office:value="2063430.61788889" calcext:value-type="float">
            <text:p><text:s/>2,063,431 <text:s/></text:p>
          </table:table-cell>
          <table:table-cell table:style-name="ce30" office:value-type="float" office:value="8222" calcext:value-type="float">
            <text:p><text:s/>8,222 <text:s/></text:p>
          </table:table-cell>
          <table:table-cell table:style-name="ce35" office:value-type="float" office:value="231584.980200889" calcext:value-type="float">
            <text:p><text:s/>231,585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8"/>
          <table:table-cell table:style-name="ce24" office:value-type="float" office:value="6822739.85438655" calcext:value-type="float">
            <text:p><text:s/>6,822,740 <text:s/></text:p>
          </table:table-cell>
          <table:table-cell table:style-name="ce30" office:value-type="float" office:value="604517.356674811" calcext:value-type="float">
            <text:p><text:s/>604,517 <text:s/></text:p>
          </table:table-cell>
          <table:table-cell table:style-name="ce30" office:value-type="float" office:value="3653083.68772659" calcext:value-type="float">
            <text:p><text:s/>3,653,084 <text:s/></text:p>
          </table:table-cell>
          <table:table-cell table:style-name="ce30" office:value-type="float" office:value="444658.641833559" calcext:value-type="float">
            <text:p><text:s/>444,659 <text:s/></text:p>
          </table:table-cell>
          <table:table-cell table:style-name="ce30" office:value-type="float" office:value="36264.8884369179" calcext:value-type="float">
            <text:p><text:s/>36,265 <text:s/></text:p>
          </table:table-cell>
          <table:table-cell table:style-name="ce30" office:value-type="float" office:value="1869704.45031111" calcext:value-type="float">
            <text:p><text:s/>1,869,704 <text:s/></text:p>
          </table:table-cell>
          <table:table-cell table:style-name="ce30" office:value-type="float" office:value="8244" calcext:value-type="float">
            <text:p><text:s/>8,244 <text:s/></text:p>
          </table:table-cell>
          <table:table-cell table:style-name="ce35" office:value-type="float" office:value="206266.829403556" calcext:value-type="float">
            <text:p><text:s/>206,26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8"/>
          <table:table-cell table:style-name="ce24" office:value-type="float" office:value="7526113.88855259" calcext:value-type="float">
            <text:p><text:s/>7,526,114 <text:s/></text:p>
          </table:table-cell>
          <table:table-cell table:style-name="ce30" office:value-type="float" office:value="604369.680101819" calcext:value-type="float">
            <text:p><text:s/>604,370 <text:s/></text:p>
          </table:table-cell>
          <table:table-cell table:style-name="ce30" office:value-type="float" office:value="3983281.64282337" calcext:value-type="float">
            <text:p><text:s/>3,983,282 <text:s/></text:p>
          </table:table-cell>
          <table:table-cell table:style-name="ce30" office:value-type="float" office:value="511464.619877187" calcext:value-type="float">
            <text:p><text:s/>511,465 <text:s/></text:p>
          </table:table-cell>
          <table:table-cell table:style-name="ce30" office:value-type="float" office:value="39479.6484611062" calcext:value-type="float">
            <text:p><text:s/>39,480 <text:s/></text:p>
          </table:table-cell>
          <table:table-cell table:style-name="ce30" office:value-type="float" office:value="2154629.37034889" calcext:value-type="float">
            <text:p><text:s/>2,154,629 <text:s/></text:p>
          </table:table-cell>
          <table:table-cell table:style-name="ce30" office:value-type="float" office:value="8294" calcext:value-type="float">
            <text:p><text:s/>8,294 <text:s/></text:p>
          </table:table-cell>
          <table:table-cell table:style-name="ce35" office:value-type="float" office:value="224594.926940222" calcext:value-type="float">
            <text:p><text:s/>224,595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8"/>
          <table:table-cell table:style-name="ce24" office:value-type="float" office:value="7168902.78616696" calcext:value-type="float">
            <text:p><text:s/>7,168,903 <text:s/></text:p>
          </table:table-cell>
          <table:table-cell table:style-name="ce30" office:value-type="float" office:value="600335.170946668" calcext:value-type="float">
            <text:p><text:s/>600,335 <text:s/></text:p>
          </table:table-cell>
          <table:table-cell table:style-name="ce30" office:value-type="float" office:value="3729518.57097235" calcext:value-type="float">
            <text:p><text:s/>3,729,519 <text:s/></text:p>
          </table:table-cell>
          <table:table-cell table:style-name="ce30" office:value-type="float" office:value="483712.924784253" calcext:value-type="float">
            <text:p><text:s/>483,713 <text:s/></text:p>
          </table:table-cell>
          <table:table-cell table:style-name="ce30" office:value-type="float" office:value="34551.0132362847" calcext:value-type="float">
            <text:p><text:s/>34,551 <text:s/></text:p>
          </table:table-cell>
          <table:table-cell table:style-name="ce30" office:value-type="float" office:value="2092819.40928962" calcext:value-type="float">
            <text:p><text:s/>2,092,819 <text:s/></text:p>
          </table:table-cell>
          <table:table-cell table:style-name="ce30" office:value-type="float" office:value="8371" calcext:value-type="float">
            <text:p><text:s/>8,371 <text:s/></text:p>
          </table:table-cell>
          <table:table-cell table:style-name="ce35" office:value-type="float" office:value="219594.696937778" calcext:value-type="float">
            <text:p><text:s/>219,595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8"/>
          <table:table-cell table:style-name="ce24" office:value-type="float" office:value="7633454.2635079" calcext:value-type="float">
            <text:p><text:s/>7,633,454 <text:s/></text:p>
          </table:table-cell>
          <table:table-cell table:style-name="ce30" office:value-type="float" office:value="603027.159730547" calcext:value-type="float">
            <text:p><text:s/>603,027 <text:s/></text:p>
          </table:table-cell>
          <table:table-cell table:style-name="ce30" office:value-type="float" office:value="4029605.83615481" calcext:value-type="float">
            <text:p><text:s/>4,029,606 <text:s/></text:p>
          </table:table-cell>
          <table:table-cell table:style-name="ce30" office:value-type="float" office:value="470114.566899093" calcext:value-type="float">
            <text:p><text:s/>470,115 <text:s/></text:p>
          </table:table-cell>
          <table:table-cell table:style-name="ce30" office:value-type="float" office:value="35332.7287711824" calcext:value-type="float">
            <text:p><text:s/>35,333 <text:s/></text:p>
          </table:table-cell>
          <table:table-cell table:style-name="ce30" office:value-type="float" office:value="2265275.74420293" calcext:value-type="float">
            <text:p><text:s/>2,265,276 <text:s/></text:p>
          </table:table-cell>
          <table:table-cell table:style-name="ce30" office:value-type="float" office:value="8394" calcext:value-type="float">
            <text:p><text:s/>8,394 <text:s/></text:p>
          </table:table-cell>
          <table:table-cell table:style-name="ce35" office:value-type="float" office:value="221704.227749333" calcext:value-type="float">
            <text:p><text:s/>221,704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8"/>
          <table:table-cell table:style-name="ce24" office:value-type="float" office:value="7103420.85812088" calcext:value-type="float">
            <text:p><text:s/>7,103,421 <text:s/></text:p>
          </table:table-cell>
          <table:table-cell table:style-name="ce30" office:value-type="float" office:value="619086.956792017" calcext:value-type="float">
            <text:p><text:s/>619,087 <text:s/></text:p>
          </table:table-cell>
          <table:table-cell table:style-name="ce30" office:value-type="float" office:value="3471729.81741423" calcext:value-type="float">
            <text:p><text:s/>3,471,730 <text:s/></text:p>
          </table:table-cell>
          <table:table-cell table:style-name="ce30" office:value-type="float" office:value="455954.786096141" calcext:value-type="float">
            <text:p><text:s/>455,955 <text:s/></text:p>
          </table:table-cell>
          <table:table-cell table:style-name="ce30" office:value-type="float" office:value="36860.8648426261" calcext:value-type="float">
            <text:p><text:s/>36,861 <text:s/></text:p>
          </table:table-cell>
          <table:table-cell table:style-name="ce30" office:value-type="float" office:value="2293147.39509164" calcext:value-type="float">
            <text:p><text:s/>2,293,147 <text:s/></text:p>
          </table:table-cell>
          <table:table-cell table:style-name="ce30" office:value-type="float" office:value="8444" calcext:value-type="float">
            <text:p><text:s/>8,444 <text:s/></text:p>
          </table:table-cell>
          <table:table-cell table:style-name="ce35" office:value-type="float" office:value="218197.037884222" calcext:value-type="float">
            <text:p><text:s/>218,19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8"/>
          <table:table-cell table:style-name="ce24" office:value-type="float" office:value="7504205.89312918" calcext:value-type="float">
            <text:p><text:s/>7,504,206 <text:s/></text:p>
          </table:table-cell>
          <table:table-cell table:style-name="ce30" office:value-type="float" office:value="615270.573580353" calcext:value-type="float">
            <text:p><text:s/>615,271 <text:s/></text:p>
          </table:table-cell>
          <table:table-cell table:style-name="ce30" office:value-type="float" office:value="3702223.3515625" calcext:value-type="float">
            <text:p><text:s/>3,702,223 <text:s/></text:p>
          </table:table-cell>
          <table:table-cell table:style-name="ce30" office:value-type="float" office:value="459830.145855648" calcext:value-type="float">
            <text:p><text:s/>459,830 <text:s/></text:p>
          </table:table-cell>
          <table:table-cell table:style-name="ce30" office:value-type="float" office:value="36759.3676084613" calcext:value-type="float">
            <text:p><text:s/>36,759 <text:s/></text:p>
          </table:table-cell>
          <table:table-cell table:style-name="ce30" office:value-type="float" office:value="2456363.96075333" calcext:value-type="float">
            <text:p><text:s/>2,456,364 <text:s/></text:p>
          </table:table-cell>
          <table:table-cell table:style-name="ce30" office:value-type="float" office:value="8494" calcext:value-type="float">
            <text:p><text:s/>8,494 <text:s/></text:p>
          </table:table-cell>
          <table:table-cell table:style-name="ce35" office:value-type="float" office:value="225264.493768889" calcext:value-type="float">
            <text:p><text:s/>225,264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8"/>
          <table:table-cell table:style-name="ce24" office:value-type="float" office:value="7713887.65193793" calcext:value-type="float">
            <text:p><text:s/>7,713,888 <text:s/></text:p>
          </table:table-cell>
          <table:table-cell table:style-name="ce30" office:value-type="float" office:value="614218.392677631" calcext:value-type="float">
            <text:p><text:s/>614,218 <text:s/></text:p>
          </table:table-cell>
          <table:table-cell table:style-name="ce30" office:value-type="float" office:value="3915289.88422347" calcext:value-type="float">
            <text:p><text:s/>3,915,290 <text:s/></text:p>
          </table:table-cell>
          <table:table-cell table:style-name="ce30" office:value-type="float" office:value="456938.598809516" calcext:value-type="float">
            <text:p><text:s/>456,939 <text:s/></text:p>
          </table:table-cell>
          <table:table-cell table:style-name="ce30" office:value-type="float" office:value="35830.851953308" calcext:value-type="float">
            <text:p><text:s/>35,831 <text:s/></text:p>
          </table:table-cell>
          <table:table-cell table:style-name="ce30" office:value-type="float" office:value="2458284.46430667" calcext:value-type="float">
            <text:p><text:s/>2,458,284 <text:s/></text:p>
          </table:table-cell>
          <table:table-cell table:style-name="ce30" office:value-type="float" office:value="8955" calcext:value-type="float">
            <text:p><text:s/>8,955 <text:s/></text:p>
          </table:table-cell>
          <table:table-cell table:style-name="ce35" office:value-type="float" office:value="224370.459967333" calcext:value-type="float">
            <text:p><text:s/>224,370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8"/>
          <table:table-cell table:style-name="ce24" office:value-type="float" office:value="7631506.44679543" calcext:value-type="float">
            <text:p><text:s/>7,631,506 <text:s/></text:p>
          </table:table-cell>
          <table:table-cell table:style-name="ce30" office:value-type="float" office:value="605108.063613771" calcext:value-type="float">
            <text:p><text:s/>605,108 <text:s/></text:p>
          </table:table-cell>
          <table:table-cell table:style-name="ce30" office:value-type="float" office:value="3860026.56963747" calcext:value-type="float">
            <text:p><text:s/>3,860,027 <text:s/></text:p>
          </table:table-cell>
          <table:table-cell table:style-name="ce30" office:value-type="float" office:value="445873.060089352" calcext:value-type="float">
            <text:p><text:s/>445,873 <text:s/></text:p>
          </table:table-cell>
          <table:table-cell table:style-name="ce30" office:value-type="float" office:value="36163.7691123985" calcext:value-type="float">
            <text:p><text:s/>36,164 <text:s/></text:p>
          </table:table-cell>
          <table:table-cell table:style-name="ce30" office:value-type="float" office:value="2463465.83712222" calcext:value-type="float">
            <text:p><text:s/>2,463,466 <text:s/></text:p>
          </table:table-cell>
          <table:table-cell table:style-name="ce30" office:value-type="float" office:value="8177" calcext:value-type="float">
            <text:p><text:s/>8,177 <text:s/></text:p>
          </table:table-cell>
          <table:table-cell table:style-name="ce35" office:value-type="float" office:value="212692.147220222" calcext:value-type="float">
            <text:p><text:s/>212,692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8"/>
          <table:table-cell table:style-name="ce24" office:value-type="float" office:value="7856528.00356992" calcext:value-type="float">
            <text:p><text:s/>7,856,528 <text:s/></text:p>
          </table:table-cell>
          <table:table-cell table:style-name="ce30" office:value-type="float" office:value="605335.072832266" calcext:value-type="float">
            <text:p><text:s/>605,335 <text:s/></text:p>
          </table:table-cell>
          <table:table-cell table:style-name="ce30" office:value-type="float" office:value="4042005.07593713" calcext:value-type="float">
            <text:p><text:s/>4,042,005 <text:s/></text:p>
          </table:table-cell>
          <table:table-cell table:style-name="ce30" office:value-type="float" office:value="453412.747614353" calcext:value-type="float">
            <text:p><text:s/>453,413 <text:s/></text:p>
          </table:table-cell>
          <table:table-cell table:style-name="ce30" office:value-type="float" office:value="34529.5440954958" calcext:value-type="float">
            <text:p><text:s/>34,530 <text:s/></text:p>
          </table:table-cell>
          <table:table-cell table:style-name="ce30" office:value-type="float" office:value="2477764.59568444" calcext:value-type="float">
            <text:p><text:s/>2,477,765 <text:s/></text:p>
          </table:table-cell>
          <table:table-cell table:style-name="ce30" office:value-type="float" office:value="8171" calcext:value-type="float">
            <text:p><text:s/>8,171 <text:s/></text:p>
          </table:table-cell>
          <table:table-cell table:style-name="ce35" office:value-type="float" office:value="235309.967406222" calcext:value-type="float">
            <text:p><text:s/>235,310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8"/>
          <table:table-cell table:style-name="ce24" office:value-type="float" office:value="7317251.76396021" calcext:value-type="float">
            <text:p><text:s/>7,317,252 <text:s/></text:p>
          </table:table-cell>
          <table:table-cell table:style-name="ce30" office:value-type="float" office:value="573873.648151638" calcext:value-type="float">
            <text:p><text:s/>573,874 <text:s/></text:p>
          </table:table-cell>
          <table:table-cell table:style-name="ce30" office:value-type="float" office:value="3694244.60956706" calcext:value-type="float">
            <text:p><text:s/>3,694,245 <text:s/></text:p>
          </table:table-cell>
          <table:table-cell table:style-name="ce30" office:value-type="float" office:value="479672.758215303" calcext:value-type="float">
            <text:p><text:s/>479,673 <text:s/></text:p>
          </table:table-cell>
          <table:table-cell table:style-name="ce30" office:value-type="float" office:value="33747.2489817674" calcext:value-type="float">
            <text:p><text:s/>33,747 <text:s/></text:p>
          </table:table-cell>
          <table:table-cell table:style-name="ce30" office:value-type="float" office:value="2306946.43998222" calcext:value-type="float">
            <text:p><text:s/>2,306,946 <text:s/></text:p>
          </table:table-cell>
          <table:table-cell table:style-name="ce30" office:value-type="float" office:value="8166" calcext:value-type="float">
            <text:p><text:s/>8,166 <text:s/></text:p>
          </table:table-cell>
          <table:table-cell table:style-name="ce35" office:value-type="float" office:value="220601.059062222" calcext:value-type="float">
            <text:p><text:s/>220,601 <text:s/>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5" office:value-type="float" office:value="81827872.4956513" calcext:value-type="float">
            <text:p><text:s/>81,827,872 <text:s/></text:p>
          </table:table-cell>
          <table:table-cell table:style-name="ce31" office:value-type="float" office:value="6697596.58792442" calcext:value-type="float">
            <text:p><text:s/>6,697,597 <text:s/></text:p>
          </table:table-cell>
          <table:table-cell table:style-name="ce31" office:value-type="float" office:value="42128913.4962081" calcext:value-type="float">
            <text:p><text:s/>42,128,913 <text:s/></text:p>
          </table:table-cell>
          <table:table-cell table:style-name="ce31" office:value-type="float" office:value="5164427.75651282" calcext:value-type="float">
            <text:p><text:s/>5,164,428 <text:s/></text:p>
          </table:table-cell>
          <table:table-cell table:style-name="ce31" office:value-type="float" office:value="402989.543483193" calcext:value-type="float">
            <text:p><text:s/>402,990 <text:s/></text:p>
          </table:table-cell>
          <table:table-cell table:style-name="ce31" office:value-type="float" office:value="24901832.284982" calcext:value-type="float">
            <text:p><text:s/>24,901,832 <text:s/></text:p>
          </table:table-cell>
          <table:table-cell table:style-name="ce31" office:value-type="float" office:value="91932" calcext:value-type="float">
            <text:p><text:s/>91,932 <text:s/></text:p>
          </table:table-cell>
          <table:table-cell table:style-name="ce36" office:value-type="float" office:value="2440180.82654089" calcext:value-type="float">
            <text:p><text:s/>2,440,181 <text:s/>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11" table:number-rows-spanned="1">
            <text:p>註：1.國內能源消費=能源部門自用+最終消費。</text:p>
          </table:table-cell>
          <table:covered-table-cell table:number-columns-repeated="10" table:style-name="ce1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1" table:number-rows-spanned="1">
            <text:p>　　2.天然氣=自產天然氣(即天然氣(1)/NG1)+進口液化天然氣(即天然氣(2)/NG2)。</text:p>
          </table:table-cell>
          <table:covered-table-cell table:number-columns-repeated="10" table:style-name="ce1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1" table:number-rows-spanned="1">
            <text:p>　　3.*本表太陽熱能資料因相關補助落日，108年起太陽熱能資料需依次年度廠家調查結果進行推估。</text:p>
          </table:table-cell>
          <table:covered-table-cell table:number-columns-repeated="10" table:style-name="ce15"/>
          <table:table-cell table:number-columns-repeated="1013"/>
        </table:table-row>
        <table:table-row table:style-name="ro5" table:number-rows-repeated="17">
          <table:table-cell table:number-columns-repeated="3"/>
          <table:table-cell table:style-name="ce26" table:number-columns-repeated="8"/>
          <table:table-cell table:number-columns-repeated="1013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text>- 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-  </number:text>
      <style:map style:condition="value()&gt;0" style:apply-style-name="N182P0"/>
      <style:map style:condition="value()&lt;0" style:apply-style-name="N182P1"/>
    </number:number-style>
    <number:number-style style:name="N183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內能源消費(按產品區分)</dc:title>
    <dc:subject>國內能源消費(按產品區分)</dc:subject>
    <meta:keyword>能源統計月報</meta:keyword>
    <dc:description>國內能源消費(按產品區分)</dc:description>
    <meta:initial-creator>國際合作與能源統計科</meta:initial-creator>
    <meta:creation-date>2012-04-18T11:15:09</meta:creation-date>
    <dc:creator>方文秀</dc:creator>
    <dc:date>2021-12-29T20:18:27</dc:date>
    <meta:print-date>2021-12-29T20:18:22</meta:print-date>
    <meta:document-statistic meta:table-count="1" meta:cell-count="412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